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P3" style:family="paragraph" style:parent-style-name="Portada_20__28_Info_29_">
      <style:text-properties officeooo:rsid="002c1f41" officeooo:paragraph-rsid="002c1f41"/>
    </style:style>
    <style:style style:name="P4" style:family="paragraph" style:parent-style-name="Portada_20__28_Info_29_">
      <style:text-properties officeooo:rsid="003c728c" officeooo:paragraph-rsid="003c728c"/>
    </style:style>
    <style:style style:name="P5" style:family="paragraph" style:parent-style-name="Respuesta_20__28_personalizado_29_">
      <style:paragraph-properties fo:margin-left="0cm" fo:margin-right="0.199cm" fo:text-indent="0cm" style:auto-text-indent="false"/>
      <style:text-properties officeooo:rsid="00af550b" officeooo:paragraph-rsid="00af550b"/>
    </style:style>
    <style:style style:name="P6" style:family="paragraph" style:parent-style-name="Respuesta_20__28_personalizado_29_">
      <style:paragraph-properties fo:margin-left="0cm" fo:margin-right="0.199cm" fo:text-indent="0cm" style:auto-text-indent="false"/>
      <style:text-properties fo:font-weight="normal" officeooo:rsid="00b29a7e" officeooo:paragraph-rsid="00b29a7e" style:font-weight-asian="normal" style:font-weight-complex="normal"/>
    </style:style>
    <style:style style:name="P7" style:family="paragraph" style:parent-style-name="Respuesta_20__28_personalizado_29_">
      <style:paragraph-properties fo:margin-left="0cm" fo:margin-right="0.199cm" fo:text-indent="0cm" style:auto-text-indent="false"/>
      <style:text-properties fo:font-weight="normal" officeooo:rsid="00b6551b" officeooo:paragraph-rsid="00b6551b" style:font-weight-asian="normal" style:font-weight-complex="normal"/>
    </style:style>
    <style:style style:name="P8" style:family="paragraph" style:parent-style-name="Respuesta_20__28_personalizado_29_">
      <style:paragraph-properties fo:margin-left="0cm" fo:margin-right="0.199cm" fo:text-indent="0cm" style:auto-text-indent="false"/>
      <style:text-properties officeooo:rsid="00b6551b" officeooo:paragraph-rsid="00b6551b"/>
    </style:style>
    <style:style style:name="P9" style:family="paragraph" style:parent-style-name="Respuesta_20__28_personalizado_29_">
      <style:paragraph-properties fo:margin-left="0cm" fo:margin-right="0.199cm" fo:text-indent="0cm" style:auto-text-indent="false"/>
      <style:text-properties officeooo:paragraph-rsid="00abb857"/>
    </style:style>
    <style:style style:name="P10" style:family="paragraph" style:parent-style-name="Respuesta_20__28_personalizado_29_">
      <style:paragraph-properties fo:margin-left="0cm" fo:margin-right="0.199cm" fo:text-indent="0cm" style:auto-text-indent="false"/>
      <style:text-properties officeooo:rsid="00b7c04d" officeooo:paragraph-rsid="00b7c04d"/>
    </style:style>
    <style:style style:name="P11" style:family="paragraph" style:parent-style-name="Respuesta_20__28_personalizado_29_">
      <style:paragraph-properties fo:margin-left="0cm" fo:margin-right="0.199cm" fo:text-indent="0cm" style:auto-text-indent="false"/>
      <style:text-properties officeooo:rsid="00bb5627" officeooo:paragraph-rsid="00bb5627"/>
    </style:style>
    <style:style style:name="P12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Indice_20__28_personalizado_29_">
      <style:text-properties officeooo:rsid="00b6551b" officeooo:paragraph-rsid="00b6551b"/>
    </style:style>
    <style:style style:name="P15" style:family="paragraph" style:parent-style-name="Indice_20__28_personalizado_29_">
      <style:paragraph-properties fo:margin-left="0cm" fo:margin-right="0cm" fo:text-indent="0cm" style:auto-text-indent="false"/>
      <style:text-properties officeooo:rsid="00af550b" officeooo:paragraph-rsid="00af550b"/>
    </style:style>
    <style:style style:name="P16" style:family="paragraph" style:parent-style-name="Indice_20__28_personalizado_29_">
      <style:paragraph-properties fo:break-before="page"/>
      <style:text-properties officeooo:rsid="00af550b" officeooo:paragraph-rsid="00af550b"/>
    </style:style>
    <style:style style:name="P17" style:family="paragraph" style:parent-style-name="Indice_20__28_personalizado_29_">
      <style:paragraph-properties fo:margin-left="0cm" fo:margin-right="0.199cm" fo:text-indent="0cm" style:auto-text-indent="false"/>
      <style:text-properties officeooo:rsid="00b6551b" officeooo:paragraph-rsid="00b6551b"/>
    </style:style>
    <style:style style:name="P18" style:family="paragraph" style:parent-style-name="Indice_20__28_personalizado_29_">
      <style:paragraph-properties fo:margin-left="0cm" fo:margin-right="0.199cm" fo:text-indent="0cm" style:auto-text-indent="false"/>
      <style:text-properties officeooo:rsid="00b7c04d" officeooo:paragraph-rsid="00b7c04d"/>
    </style:style>
    <style:style style:name="P19" style:family="paragraph" style:parent-style-name="Portada" style:master-page-name="Portada">
      <style:paragraph-properties style:page-number="auto"/>
      <style:text-properties officeooo:rsid="003c728c" officeooo:paragraph-rsid="003c728c"/>
    </style:style>
    <style:style style:name="P20" style:family="paragraph" style:parent-style-name="Terminal">
      <style:text-properties officeooo:paragraph-rsid="00be4088"/>
    </style:style>
    <style:style style:name="T1" style:family="text">
      <style:text-properties officeooo:rsid="00aa67da"/>
    </style:style>
    <style:style style:name="T2" style:family="text">
      <style:text-properties officeooo:rsid="00af550b"/>
    </style:style>
    <style:style style:name="T3" style:family="text">
      <style:text-properties officeooo:rsid="001558a2"/>
    </style:style>
    <style:style style:name="T4" style:family="text">
      <style:text-properties officeooo:rsid="003ba6fb"/>
    </style:style>
    <style:style style:name="T5" style:family="text">
      <style:text-properties officeooo:rsid="00b123f6"/>
    </style:style>
    <style:style style:name="T6" style:family="text">
      <style:text-properties officeooo:rsid="00b28e06"/>
    </style:style>
    <style:style style:name="T7" style:family="text">
      <style:text-properties officeooo:rsid="00b29a7e"/>
    </style:style>
    <style:style style:name="T8" style:family="text">
      <style:text-properties officeooo:rsid="00b6551b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b7c04d"/>
    </style:style>
    <style:style style:name="T12" style:family="text">
      <style:text-properties officeooo:rsid="00ba95b4"/>
    </style:style>
    <style:style style:name="T13" style:family="text">
      <style:text-properties officeooo:rsid="00befd4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ES Gonzalo Nazareno</text:p>
      <text:p text:style-name="P3">Autor: <text:span text:style-name="T2">Fernando Tirado Bulnes</text:span></text:p>
      <text:p text:style-name="P3">Profesor<text:span text:style-name="T4">: Raúl</text:span></text:p>
      <text:p text:style-name="P3">Módulo: <text:span text:style-name="T2">Administración de base de datos</text:span></text:p>
      <text:p text:style-name="P4">Título: <text:span text:style-name="T2">Administración de sistemas informáticos y redes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13">Índice de contenido</text:p>
          </text:index-title>
          <text:p text:style-name="P12"><text:a xlink:type="simple" xlink:href="#__RefHeading___Toc35_3464723605" text:style-name="Index_20_Link" text:visited-style-name="Index_20_Link">1. INSTALACIÓN DE SERVIDOR POSTGRESQL Y PRIMEROS PASOS<text:tab/>3</text:a></text:p>
          <text:p text:style-name="P12"><text:a xlink:type="simple" xlink:href="#__RefHeading___Toc37_3464723605" text:style-name="Index_20_Link" text:visited-style-name="Index_20_Link">2. CONFIGURACIÓN PARA PERMITIR ACCESO REMOTO<text:tab/>4</text:a></text:p>
          <text:p text:style-name="P12"><text:a xlink:type="simple" xlink:href="#__RefHeading___Toc434_3347068369" text:style-name="Index_20_Link" text:visited-style-name="Index_20_Link">3. CREACIÓN DE UN USUARIO CON PERMISOS LIMITADOS PARA EL CLIENTE<text:tab/>4</text:a></text:p>
          <text:p text:style-name="P12"><text:a xlink:type="simple" xlink:href="#__RefHeading___Toc436_3347068369" text:style-name="Index_20_Link" text:visited-style-name="Index_20_Link">4. INSTALACIÓN DEL CLIENTE<text:tab/>5</text:a></text:p>
        </text:index-body>
      </text:table-of-content>
      <text:h text:style-name="P15" text:outline-level="1" text:is-list-header="true"/>
      <text:h text:style-name="P16" text:outline-level="1"><text:bookmark-start text:name="__RefHeading___Toc35_3464723605"/><text:span text:style-name="T7">INSTALACIÓN DE SERVIDOR POSTGRESQL</text:span> <text:span text:style-name="T7">Y PRIMEROS PASOS</text:span><text:bookmark-end text:name="__RefHeading___Toc35_3464723605"/></text:h>
      <text:p text:style-name="P5">Antes de empezar, debemos saber que esta descarga será realizada en Debian <text:span text:style-name="T5">Buster </text:span>y será la versión <text:span text:style-name="T6">11.5</text:span>:</text:p>
      <text:p text:style-name="Terminal">ftirado@nazo:~$ apt-get install postgresql</text:p>
      <text:p text:style-name="P6">Para empezar, tenemos que añadir al sistema el usuario postgres si no existe todavía (hacerlo en root):</text:p>
      <text:p text:style-name="Terminal">root@nazo:/home/ftirado# useradd -m postgres</text:p>
      <text:p text:style-name="P7">Tras esto nos cambiamos al usuario postgres y ya podremos usar nuestro gestor:</text:p>
      <text:p text:style-name="Terminal">ftirado@nazo:~$ su – postgres</text:p>
      <text:p text:style-name="P20">postgres@nazo:~$ psql</text:p>
      <text:p text:style-name="P7"><text:span text:style-name="T9">Nociones básicas de postgres</text:span>:</text:p>
      <text:p text:style-name="P7">Crear una base de datos (desde línea de comandos Linux):</text:p>
      <text:p text:style-name="P20">postgres@nazo:~$ createdb (nombreBD)</text:p>
      <text:p text:style-name="P7">Mostrar las bases de datos existentes:</text:p>
      <text:p text:style-name="Terminal">postgres=# \l</text:p>
      <text:p text:style-name="P7">Conectarse a una base de datos:</text:p>
      <text:p text:style-name="Terminal">postgres=# \c (nombreBD)</text:p>
      <text:p text:style-name="P7">Mostrar las tablas de mi BD:</text:p>
      <text:p text:style-name="Terminal">postgres=# <text:span text:style-name="T13">\</text:span>d</text:p>
      <text:p text:style-name="P7">Mostrar los campos de una tabla:</text:p>
      <text:p text:style-name="Terminal">postgres=# \d nombreTabla</text:p>
      <text:p text:style-name="P7"/>
      <text:h text:style-name="P14" text:outline-level="1"><text:bookmark-start text:name="__RefHeading___Toc37_3464723605"/><text:soft-page-break/>CONFIGURACIÓN PARA PERMITIR ACCESO REMOTO<text:bookmark-end text:name="__RefHeading___Toc37_3464723605"/></text:h>
      <text:p text:style-name="P8">Para permitir acceso remoto tenemos que cambiar la siguiente línea del fichero <text:span text:style-name="T10">/etc/postgresql/11/main/postgresql.conf</text:span> , descomentándola y sustituyendo "localhost" por "*".</text:p>
      <text:p text:style-name="Terminal">#------------------------------------------------------------------------------</text:p>
      <text:p text:style-name="Terminal"># CONNECTIONS AND AUTHENTICATION</text:p>
      <text:p text:style-name="Terminal">#------------------------------------------------------------------------------</text:p>
      <text:p text:style-name="Terminal"/>
      <text:p text:style-name="Terminal"># - Connection Settings -</text:p>
      <text:p text:style-name="Terminal"/>
      <text:p text:style-name="Terminal">listen_addresses = '*' <text:s text:c="9"/># what IP address(es) to listen on;</text:p>
      <text:p text:style-name="P9">Además, también tenemos que cambiar la siguiente línea del fichero <text:span text:style-name="T10">/etc/postgresql/11/main/pg_hba.conf</text:span> , borrando la direcció<text:span text:style-name="T8">n</text:span> que venía por defecto y escribiendo "all".</text:p>
      <text:p text:style-name="Terminal"># IPv4 local connections:</text:p>
      <text:p text:style-name="Terminal">host <text:s text:c="3"/>all <text:s text:c="12"/>all <text:s text:c="12"/>all <text:s text:c="20"/>md5</text:p>
      <text:p text:style-name="P9">Para que los cambios surjan efecto debemos reiniciar postgresql:</text:p>
      <text:p text:style-name="Terminal">ftirado@nazo:~$ sudo systemctl restart postgresql</text:p>
      <text:p text:style-name="P9"/>
      <text:h text:style-name="P17" text:outline-level="1"><text:bookmark-start text:name="__RefHeading___Toc434_3347068369"/>CREACIÓN DE UN USUARIO CON PERMISOS LIMITADOS PARA EL CLIENTE<text:bookmark-end text:name="__RefHeading___Toc434_3347068369"/></text:h>
      <text:p text:style-name="P8"/>
      <text:p text:style-name="P8">Primero creamos el usuario:</text:p>
      <text:p text:style-name="P20">postgres@nazo:~$ createuser invitado1</text:p>
      <text:p text:style-name="P8"/>
      <text:p text:style-name="P8">Luego, creamos una base de datos y le hacemos dueño de ella:</text:p>
      <text:p text:style-name="P20">postgres@nazo:~$ createdb invitado1_db -O invitado1</text:p>
      <text:p text:style-name="P8"/>
      <text:p text:style-name="P8"/>
      <text:p text:style-name="P8"><text:soft-page-break/>Tras esto, le ponemos una contraseña al usuario creado:</text:p>
      <text:p text:style-name="Terminal">postgres@nazo:~$ psql</text:p>
      <text:p text:style-name="Terminal">psql (11.5 (Debian 11.5-1+deb10u1))</text:p>
      <text:p text:style-name="Terminal">Digite «help» para obtener ayuda.</text:p>
      <text:p text:style-name="Terminal"/>
      <text:p text:style-name="Terminal">postgres=# alter user invitado1 with password 'hola123';</text:p>
      <text:p text:style-name="Terminal">ALTER ROLE</text:p>
      <text:p text:style-name="P8">Ahora solo falta darle permisos al usuario de la siguiente manera:</text:p>
      <text:p text:style-name="Terminal">postgres=# \c invitado1_db</text:p>
      <text:p text:style-name="Terminal">Ahora está conectado a la base de datos «invitado1_db» con el usuario «postgres».</text:p>
      <text:p text:style-name="Terminal">invitado1_db=# grant all privileges on all tables in schema public to invitado1;</text:p>
      <text:p text:style-name="Terminal">GRANT</text:p>
      <text:p text:style-name="P9"/>
      <text:h text:style-name="P18" text:outline-level="1"><text:bookmark-start text:name="__RefHeading___Toc436_3347068369"/>INSTALACIÓN DEL CLIENTE<text:bookmark-end text:name="__RefHeading___Toc436_3347068369"/></text:h>
      <text:p text:style-name="P10"/>
      <text:p text:style-name="P10">Ahora procedemos a instalar el cliente de postgresql en la máquina cliente:</text:p>
      <text:p text:style-name="Terminal">vagrant@psql:~$ sudo apt install postgresql-client</text:p>
      <text:p text:style-name="P10"/>
      <text:p text:style-name="P10">Para conectarnos introducimos la siguiente sentencia; con la ip de la máquina servidor, un usuario sin permisos de superusuario y una base de datos <text:span text:style-name="T12">(nos pedirá la contraseña)</text:span>.</text:p>
      <text:p text:style-name="P10"/>
      <text:p text:style-name="Terminal">vagrant@psql:~$ sudo psql -h <text:span text:style-name="T11">(IP de tu máquina)</text:span> -U invitado1 -d invitado1_db</text:p>
      <text:p text:style-name="P11"/>
      <text:p text:style-name="P11">Ahora vamos a comprobar que efectivamente podemos conectarnos y editar la base de datos:</text:p>
      <text:p text:style-name="P11"/>
      <text:p text:style-name="P11"/>
      <text:p text:style-name="P11"><text:soft-page-break/></text:p>
      <text:p text:style-name="Terminal">vagrant@psql:~$ sudo psql -h 192.168.1.41 -U invitado1 -d invitado1_db</text:p>
      <text:p text:style-name="Terminal">Password for user invitado1: </text:p>
      <text:p text:style-name="Terminal">psql (11.5 (Debian 11.5-1+deb10u1))</text:p>
      <text:p text:style-name="Terminal">SSL connection (protocol: TLSv1.3, cipher: TLS_AES_256_GCM_SHA384, bits: 256, compression: off)</text:p>
      <text:p text:style-name="Terminal">Type "help" for help.</text:p>
      <text:p text:style-name="Terminal"/>
      <text:p text:style-name="Terminal">invitado1_db=&gt; create table Personal</text:p>
      <text:p text:style-name="Terminal">invitado1_db-&gt; (</text:p>
      <text:p text:style-name="Terminal">invitado1_db(&gt; <text:s/>DNI VARCHAR(9),</text:p>
      <text:p text:style-name="Terminal">invitado1_db(&gt; <text:s/>Nombre VARCHAR(20),</text:p>
      <text:p text:style-name="Terminal">invitado1_db(&gt; <text:s/>Apellidos VARCHAR(20),</text:p>
      <text:p text:style-name="Terminal">invitado1_db(&gt; <text:s/>Direccion VARCHAR(50),</text:p>
      <text:p text:style-name="Terminal">invitado1_db(&gt; <text:s/>Telefono VARCHAR(9),</text:p>
      <text:p text:style-name="Terminal">invitado1_db(&gt; <text:s/>Correo_electronico VARCHAR(50),</text:p>
      <text:p text:style-name="Terminal">invitado1_db(&gt; <text:s/>FechaNacimiento DATE,</text:p>
      <text:p text:style-name="Terminal">invitado1_db(&gt; <text:s/>constraint pk_personal PRIMARY KEY(DNI),</text:p>
      <text:p text:style-name="Terminal">invitado1_db(&gt; <text:s/>constraint telefunico UNIQUE(Telefono),</text:p>
      <text:p text:style-name="Terminal">invitado1_db(&gt; <text:s/>constraint correounico UNIQUE(Correo_electronico),</text:p>
      <text:p text:style-name="Terminal">invitado1_db(&gt; <text:s/>constraint restricdni check((DNI ~ '^[0-9]{8}[A-Z]$') or (DNI ~ '^[K,L,M,X,Y,Z][0-9]{7}[A-Z]$')),</text:p>
      <text:p text:style-name="Terminal">invitado1_db(&gt; <text:s/>constraint restriccorreo check(Correo_electronico ~ '^.+@.+\.(com|es|org|uk|eu|edu|gov|gob|net|info)$')</text:p>
      <text:p text:style-name="Terminal">invitado1_db(&gt; );</text:p>
      <text:p text:style-name="Terminal">CREATE TABLE</text:p>
      <text:p text:style-name="Terminal">invitado1_db=&gt; insert into Personal</text:p>
      <text:p text:style-name="Terminal">invitado1_db-&gt; values('49090698G','Juan','Pérez','Calle Alfonso Díaz, 6','654345231','juanperez@hotmail.com','15-10-1982');</text:p>
      <text:p text:style-name="Terminal">INSERT 0 1</text:p>
      <text:p text:style-name="Terminal">invitado1_db=&gt; insert into Personal</text:p>
      <text:p text:style-name="Terminal">invitado1_db-&gt; values('38234545N','Paola','Domenech','Avenida Llano, 16','685447635','mapuchin@hotmail.com','23-07-1990');</text:p>
      <text:p text:style-name="Terminal">INSERT 0 1</text:p>
      <text:p text:style-name="Terminal">invitado1_db=&gt; insert into Personal</text:p>
      <text:p text:style-name="Terminal">invitado1_db-&gt; values('95844075Q','Leire','Cortes','Calle Plata, 8','610430005','leirco@hotmail.com','12-09-1963');</text:p>
      <text:p text:style-name="Terminal">INSERT 0 1</text:p>
      <text:p text:style-name="Terminal">invitado1_db=&gt; insert into Personal</text:p>
      <text:p text:style-name="Terminal">invitado1_db-&gt; values('34292830Z','Carla','Sole','Calle Ibarra, 23','689836209','badgirl@hotmail.es','03-01-1987');</text:p>
      <text:p text:style-name="Terminal">INSERT 0 1</text:p>
      <text:p text:style-name="Terminal">invitado1_db=&gt; insert into Personal</text:p>
      <text:p text:style-name="Terminal">invitado1_db-&gt; values('X9730698L','Ana','Ferrer','Avenida Navarra, 2','694829604','anaferr@gmail.com','09-10-1984');</text:p>
      <text:p text:style-name="Terminal">INSERT 0 1</text:p>
      <text:p text:style-name="Terminal">invitado1_db=&gt; insert into Personal</text:p>
      <text:p text:style-name="Terminal">invitado1_db-&gt; values('Y9058121E','Arturo','González','Calle San Romualdo, 7','700919321','arturigo@gmail.com','25-02-1979');</text:p>
      <text:p text:style-name="Terminal">INSERT 0 1</text:p>
      <text:p text:style-name="Terminal">invitado1_db=&gt; insert into Personal</text:p>
      <text:p text:style-name="Terminal">invitado1_db-&gt; values('Z5742486N','Bruno','Sala','Polígono Industrial Aranguren, 2','684066777','brunoz@hotmail.com','07-07-1991');</text:p>
      <text:p text:style-name="Terminal">INSERT 0 1</text:p>
      <text:p text:style-name="Terminal">invitado1_db=&gt; insert into Personal</text:p>
      <text:p text:style-name="Terminal">invitado1_db-&gt; values('X7830125M','Héctor','Pujol','Calle Juan de Mena, 12','632768358','pujolhec@gmail.com','18-05-1985');</text:p>
      <text:p text:style-name="Terminal">INSERT 0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Bold" style:font-family-generic="roman"/>
    <style:font-face style:name="FreeSans1" svg:font-family="FreeSans" style:font-family-generic="swiss"/>
    <style:font-face style:name="Liberation Mono1" svg:font-family="'Liberation Mono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ice_20__28_personalizado_29_" style:display-name="Indice (personalizado)" style:family="paragraph" style:parent-style-name="Title" style:next-style-name="Respuesta_20__28_personalizado_29_" style:default-outline-level="1" style:master-page-name="">
      <style:paragraph-properties fo:margin-left="0.4cm" fo:margin-right="0cm" fo:margin-top="0.499cm" fo:margin-bottom="0.499cm" loext:contextual-spacing="false" fo:text-align="justify" style:justify-single-word="false" fo:text-indent="-0.75cm" style:auto-text-indent="false" style:page-number="auto">
        <style:tab-stops/>
      </style:paragraph-properties>
      <style:text-properties fo:text-transform="uppercase" fo:color="#000000" fo:font-size="12pt" style:font-weight-complex="bold"/>
    </style:style>
    <style:style style:name="Enunciado_20__28_personalizado_29_" style:display-name="Enunciado (personalizado)" style:family="paragraph" style:parent-style-name="Title" style:master-page-name="">
      <style:paragraph-properties fo:margin-top="0cm" fo:margin-bottom="0.199cm" loext:contextual-spacing="false" fo:text-align="justify" style:justify-single-word="false" style:page-number="auto"/>
      <style:text-properties style:font-name="Liberation Serif2" fo:font-family="'Liberation Serif'" style:font-style-name="Negrita" style:font-family-generic="roman" style:font-pitch="variable" fo:font-size="11pt" fo:font-weight="normal" style:font-weight-complex="bold"/>
    </style:style>
    <style:style style:name="Respuesta_20__28_personalizado_29_" style:display-name="Respuesta (personalizado)" style:family="paragraph" style:parent-style-name="Enunciado_20__28_personalizado_29_" style:master-page-name="">
      <style:paragraph-properties fo:margin-left="1.401cm" fo:margin-right="0.199cm" fo:margin-top="0.499cm" fo:margin-bottom="0.6cm" loext:contextual-spacing="false" fo:text-align="start" style:justify-single-word="false" fo:text-indent="0cm" style:auto-text-indent="false" style:page-number="auto" style:writing-mode="lr-tb">
        <style:tab-stops/>
      </style:paragraph-properties>
      <style:text-properties fo:font-weight="normal" style:font-weight-complex="bold"/>
    </style:style>
    <style:style style:name="Portada" style:family="paragraph" style:parent-style-name="Respuesta_20__28_personalizado_29_" style:master-page-name="">
      <style:paragraph-properties fo:margin-left="0cm" fo:margin-right="0.199cm" fo:margin-top="0cm" fo:margin-bottom="15cm" loext:contextual-spacing="false" fo:text-align="center" style:justify-single-word="false" fo:text-indent="0cm" style:auto-text-indent="false" style:page-number="auto"/>
      <style:text-properties fo:font-size="44pt" fo:font-weight="bold"/>
    </style:style>
    <style:style style:name="Portada_20__28_Info_29_" style:display-name="Portada (Info)" style:family="paragraph" style:parent-style-name="Portada" style:master-page-name="">
      <style:paragraph-properties fo:margin-top="0cm" fo:margin-bottom="0.199cm" loext:contextual-spacing="false" fo:text-align="justify" style:justify-single-word="false" style:page-number="auto"/>
      <style:text-properties fo:font-size="12pt" fo:font-weight="normal"/>
    </style:style>
    <style:style style:name="Encabezado_20_y_20_pie_20_de_20_página_20_" style:display-name="Encabezado y pie de página " style:family="paragraph" style:parent-style-name="Footer" style:master-page-name="">
      <style:paragraph-properties style:page-number="auto" fo:padding="0.049cm" fo:border-left="none" fo:border-right="none" fo:border-top="0.06pt solid #000000" fo:border-bottom="0.06pt solid #000000" style:shadow="none"/>
      <style:text-properties fo:font-size="8pt" fo:font-style="italic" fo:font-weight="normal" style:font-size-asian="10.5pt"/>
    </style:style>
    <style:style style:name="Indice_20_1.x" style:display-name="Indice 1.x" style:family="paragraph" style:hidden="true" style:parent-style-name="Indice_20__28_personalizado_29_" style:next-style-name="Respuesta_20__28_personalizado_29_" style:default-outline-level="2" style:master-page-name="">
      <style:paragraph-properties fo:margin-left="1.499cm" fo:margin-right="0cm" fo:margin-top="0.499cm" fo:margin-bottom="0cm" loext:contextual-spacing="false" fo:text-align="start" style:justify-single-word="false" fo:text-indent="-0.75cm" style:auto-text-indent="false" style:page-number="auto" style:shadow="none" text:number-lines="true" text:line-number="0">
        <style:tab-stops/>
      </style:paragraph-properties>
      <style:text-properties fo:font-variant="normal" fo:text-transform="none" style:font-name="Liberation Serif1" fo:font-family="'Liberation Serif'" style:font-style-name="Bold" style:font-family-generic="roman" fo:font-size="11pt"/>
    </style:style>
    <style:style style:name="Indice_20_3.x" style:display-name="Indice 3.x" style:family="paragraph" style:parent-style-name="Indice_20__28_personalizado_29_" style:default-outline-level="3"/>
    <style:style style:name="Predetermina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n_20_punta_20_de_20_flecha" style:display-name="Objeto con punta de flecha" style:family="paragraph" style:hidden="true" style:parent-style-name="Predeterminado" style:default-outline-level=""/>
    <style:style style:name="Objeto_20_con_20_sombra" style:display-name="Objeto con sombra" style:family="paragraph" style:hidden="true" style:parent-style-name="Predeterminado" style:default-outline-level=""/>
    <style:style style:name="Objeto_20_sin_20_relleno" style:display-name="Objeto sin relleno" style:family="paragraph" style:hidden="true" style:parent-style-name="Predeterminado" style:default-outline-level=""/>
    <style:style style:name="Objeto_20_sin_20_relleno_20_ni_20_línea" style:display-name="Objeto sin relleno ni línea" style:family="paragraph" style:hidden="true" style:parent-style-name="Predeterminado" style:default-outline-level=""/>
    <style:style style:name="Cuerpo_20_de_20_texto_20_justificado" style:display-name="Cuerpo de texto justificado" style:family="paragraph" style:hidden="true" style:parent-style-name="Predeterminado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hidden="true" style:parent-style-name="Predeterminado" style:default-outline-level="">
      <style:paragraph-properties fo:margin-left="0cm" fo:margin-right="0cm" fo:text-indent="0.6cm" style:auto-text-indent="false"/>
    </style:style>
    <style:style style:name="Título1" style:family="paragraph" style:hidden="true" style:parent-style-name="Predeterminad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hidden="true" style:parent-style-name="Predeterminad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Encabezado1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Encabezado2" style:family="paragraph" style:hidden="true" style:parent-style-name="Predeterminado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ínea_20_de_20_dimensiones" style:display-name="Línea de dimensiones" style:family="paragraph" style:hidden="true" style:parent-style-name="Predeterminad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hidden="true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hidden="true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hidden="true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hidden="true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hidden="true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hidden="true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hidden="true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hidden="true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hidden="true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hidden="true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hidden="true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hidden="true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hidden="true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hidden="true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hidden="true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hidden="true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4" style:display-name="Esquema 4" style:family="paragraph" style:hidden="true" style:parent-style-name="Esquema_20_2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hidden="true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hidden="true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hidden="true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hidden="true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hidden="true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rminal" style:family="paragraph" style:parent-style-name="Respuesta_20__28_personalizado_29_" style:master-page-name="">
      <loext:graphic-properties draw:fill="solid" draw:fill-color="#cccccc" draw:fill-image-width="0cm" draw:fill-image-height="0cm"/>
      <style:paragraph-properties fo:margin-top="0cm" fo:margin-bottom="0cm" loext:contextual-spacing="false" style:page-number="auto" fo:background-color="#cccccc" fo:padding="0.199cm" fo:border-left="0.99pt solid #666666" fo:border-right="0.74pt solid #808080" fo:border-top="0.74pt solid #808080" fo:border-bottom="0.99pt solid #666666" style:shadow="none" style:writing-mode="lr-tb">
        <style:tab-stops/>
      </style:paragraph-properties>
      <style:text-properties fo:color="#000000" style:font-name="Liberation Mono1" fo:font-family="'Liberation Mono'" style:font-style-name="Normal" style:font-pitch="fixed" fo:font-size="8pt" fo:background-color="transparent"/>
    </style:style>
    <style:style style:name="Terminal_20__28_Comentarios_29_" style:display-name="Terminal (Comentarios)" style:family="paragraph" style:parent-style-name="Terminal" style:next-style-name="Terminal" style:master-page-name="">
      <style:paragraph-properties style:page-number="auto" style:writing-mode="lr-tb">
        <style:tab-stops/>
      </style:paragraph-properties>
      <style:text-properties fo:font-size="9pt" fo:font-weight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etra_20_Legíble" style:display-name="Letra Legíble" style:family="text">
      <style:text-properties fo:font-size="11pt" fo:background-color="transparent" style:font-size-asian="10.5pt"/>
    </style:style>
    <style:style style:name="Palabras_20_técnicas" style:display-name="Palabras técnicas" style:family="text">
      <style:text-properties fo:font-size="11pt" fo:font-style="italic" fo:font-weight="bold" style:font-size-asian="10.5p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start-value="3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do_20_y_20_pie_20_de_20_página_20_">
      <style:paragraph-properties>
        <style:tab-stops>
          <style:tab-stop style:position="11.497cm"/>
          <style:tab-stop style:position="17cm" style:type="right"/>
        </style:tab-stops>
      </style:paragraph-properties>
      <style:text-properties officeooo:paragraph-rsid="009035c3"/>
    </style:style>
    <style:style style:name="MP2" style:family="paragraph" style:parent-style-name="Encabezado_20_y_20_pie_20_de_20_página_20_">
      <style:paragraph-properties>
        <style:tab-stops>
          <style:tab-stop style:position="13.494cm"/>
          <style:tab-stop style:position="17cm" style:type="right"/>
        </style:tab-stops>
      </style:paragraph-properties>
    </style:style>
    <style:style style:name="MT1" style:family="text">
      <style:text-properties officeooo:rsid="00aa67da"/>
    </style:style>
    <style:style style:name="MT2" style:family="text">
      <style:text-properties officeooo:rsid="00af550b"/>
    </style:style>
    <style:style style:name="MT3" style:family="text">
      <style:text-properties officeooo:rsid="001558a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.499cm" fo:margin-bottom="2.499cm" fo:margin-left="3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  <style:master-page style:name="Index" style:page-layout-name="Mpm1"/>
    <style:master-page style:name="Footnote" style:page-layout-name="Mpm4"/>
    <style:master-page style:name="Endnote" style:page-layout-name="Mpm4"/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First_20_Page" style:display-name="First Page" style:page-layout-name="Mpm1" style:next-style-name="Standard"/>
    <style:master-page style:name="Envelope" style:page-layout-name="Mpm7"/>
    <style:master-page style:name="Portada" style:page-layout-name="Mpm1" style:next-style-name="Indice"/>
    <style:master-page style:name="Resto_20_de_20_páginas" style:display-name="Resto de páginas" style:page-layout-name="Mpm8">
      <style:header>
        <text:p text:style-name="MP1"><text:span text:style-name="MT1">Practica – Instalacion de servidores y clientes<text:tab/>Modulo - ABD</text:span><text:tab/></text:p>
      </style:header>
      <style:footer>
        <text:p text:style-name="MP2"><text:span text:style-name="MT2">Fernando Tirado Bulnes<text:tab/>Página </text:span><text:page-number text:select-page="current">5</text:page-number><text:s/><text:span text:style-name="MT3">de </text:span><text:page-count>6</text:page-count></text:p>
      </style:footer>
    </style:master-page>
    <style:master-page style:name="Indice" style:page-layout-name="Mpm9" style:next-style-name="Resto_20_de_20_páginas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08:42:25.218497340</meta:creation-date>
    <meta:editing-duration>PT8H28M16S</meta:editing-duration>
    <meta:editing-cycles>91</meta:editing-cycles>
    <meta:generator>LibreOffice/6.1.5.2$Linux_X86_64 LibreOffice_project/10$Build-2</meta:generator>
    <dc:title>Documento adecuado</dc:title>
    <meta:initial-creator>Jesús </meta:initial-creator>
    <dc:date>2019-10-04T13:11:39.416655203</dc:date>
    <meta:document-statistic meta:table-count="0" meta:image-count="0" meta:object-count="0" meta:page-count="6" meta:paragraph-count="110" meta:word-count="649" meta:character-count="5667" meta:non-whitespace-character-count="5060"/>
    <meta:template xlink:type="simple" xlink:actuate="onRequest" xlink:title="Documento adecuado" xlink:href="../.config/libreoffice/4/user/template/Documento%20adecuado.ott" meta:date="2016-04-01T08:42:24.917289835"/>
  </office:meta>
</office:document-meta>
</file>